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loext:graphic-properties draw:fill="solid" draw:fill-color="#ffffff"/>
      <style:paragraph-properties fo:margin-top="0cm" fo:margin-bottom="0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List_20_Paragraph" style:list-style-name="WWNum1"/>
    <style:style style:name="P4" style:family="paragraph" style:parent-style-name="Standard">
      <loext:graphic-properties draw:fill="solid" draw:fill-color="#ffffff"/>
      <style:paragraph-properties fo:margin-left="0.635cm" fo:margin-right="0cm" fo:margin-top="0cm" fo:margin-bottom="0cm" style:contextual-spacing="false" fo:line-height="100%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style:font-name="Courier New" fo:font-size="12pt" style:letter-kerning="false" style:font-name-asian="Times New Roman" style:font-size-asian="12pt" style:language-asian="en" style:country-asian="IN" style:font-name-complex="Courier New1" style:font-size-complex="12pt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GRAMMING LAB QUESTIONS</text:p>
      <text:list xml:id="list3967285271" text:style-name="WWNum1">
        <text:list-item>
          <text:p text:style-name="P1"><text:span text:style-name="T1">Write a Python program to print the following string in a specific format </text:span></text:p>
        </text:list-item>
      </text:list>
      <text:p text:style-name="P2"><text:span text:style-name="T1">Twinkle, twinkle, little star,</text:span></text:p>
      <text:p text:style-name="P4"><text:span text:style-name="T1"><text:tab/>How I wonder what you are! </text:span></text:p>
      <text:p text:style-name="P4"><text:span text:style-name="T1"><text:tab/><text:tab/>Up above the world so high, <text:s text:c="2"/><text:tab/><text:tab/></text:span></text:p>
      <text:p text:style-name="P4"><text:span text:style-name="T1"><text:tab/><text:tab/>Like a diamond in the sky. </text:span></text:p>
      <text:p text:style-name="P5"><text:span text:style-name="T1"><text:s text:c="5"/>Twinkle, twinkle, little star, </text:span></text:p>
      <text:p text:style-name="P4"><text:span text:style-name="T1"><text:tab/>How I wonder what you are</text:span></text:p>
      <text:list xml:id="list113120656899577" text:continue-numbering="true" text:style-name="WWNum1">
        <text:list-item>
          <text:p text:style-name="P3">Write a Python program that accepts the user's first and last name and prints them in reverse order with a space between them.</text:p>
        </text:list-item>
        <text:list-item>
          <text:p text:style-name="P3">Write a Python program to display the current date and time.</text:p>
        </text:list-item>
        <text:list-item>
          <text:p text:style-name="P3">Write a Python program that accepts a sequence of comma-separated numbers from the user and generates a list and a tuple of those numbers.</text:p>
        </text:list-item>
      </text:list>
      <text:p text:style-name="List_20_Paragraph"><text:span text:style-name="T2">Sample data : </text:span>3, 5, 7, 23<text:line-break/><text:span text:style-name="T2">Output :</text:span><text:line-break/>List : ['3', ' 5', ' 7', ' 23']<text:line-break/>Tuple : ('3', ' 5', ' 7', ' 23')</text:p>
      <text:list xml:id="list113121420090803" text:continue-numbering="true" text:style-name="WWNum1">
        <text:list-item>
          <text:p text:style-name="P3">Write a Python program that accepts a filename from the user and prints the extension of the file.</text:p>
        </text:list-item>
        <text:list-item>
          <text:p text:style-name="P3">Write a Python program to display the first and last colors from the following list.</text:p>
        </text:list-item>
        <text:list-item>
          <text:p text:style-name="P3">Write a Python program that prints the calendar for a given month and year.<text:line-break/><text:span text:style-name="T2">Note : </text:span>Use 'calendar' module.</text:p>
        </text:list-item>
        <text:list-item>
          <text:p text:style-name="P3">Write a Python program to get the volume of a sphere</text:p>
        </text:list-item>
        <text:list-item>
          <text:p text:style-name="P3">Write a Python program to test whether a passed letter is a vowel or not.</text:p>
        </text:list-item>
        <text:list-item>
          <text:p text:style-name="P3">Write a Python program to clone or copy a list.</text:p>
        </text:list-item>
        <text:list-item>
          <text:p text:style-name="P3">Write a Python function that takes two lists and returns True if they have at least one common member.</text:p>
        </text:list-item>
        <text:list-item>
          <text:p text:style-name="P3">Write a Python program to convert a list of characters into a string.</text:p>
        </text:list-item>
        <text:list-item>
          <text:p text:style-name="P3">Write a Python program to append a list to the second list.</text:p>
        </text:list-item>
        <text:list-item>
          <text:p text:style-name="P3">Write a Python program to find the second smallest number in a list.</text:p>
        </text:list-item>
        <text:list-item>
          <text:p text:style-name="P3">Write a Python program to get unique values from a list.</text:p>
        </text:list-item>
        <text:list-item>
          <text:p text:style-name="P3">Write a Python program to count the number of elements in a list within a specified range.</text:p>
        </text:list-item>
        <text:list-item>
          <text:p text:style-name="P3">Write a Python program to get the frequency of elements in a list.</text:p>
        </text:list-item>
        <text:list-item>
          <text:p text:style-name="P3">Write a Python program to find common items in two lists.</text:p>
        </text:list-item>
        <text:list-item>
          <text:p text:style-name="P3">Write a Python program to compute the difference between two lists.<text:line-break/>Sample data: ["red", "orange", "green", "blue", "white"], ["black", "yellow", "green", "blue"]<text:line-break/>Expected Output:<text:line-break/>Color1-Color2: ['white', 'orange', 'red']<text:line-break/>Color2-Color1: ['black', 'yellow']</text:p>
        </text:list-item>
        <text:list-item>
          <text:p text:style-name="P3">Write a Python program to replace the last element in a list with another list.<text:line-break/>Sample data : [1, 3, 5, 7, 9, 10], [2, 4, 6, 8]<text:line-break/>Expected Output: [1, 3, 5, 7, 9, 2, 4, 6, 8]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 Smitha Anu Thomas</meta:initial-creator>
    <dc:creator>Dr Smitha Anu Thomas</dc:creator>
    <meta:editing-cycles>1</meta:editing-cycles>
    <meta:creation-date>2024-12-10T03:54:00</meta:creation-date>
    <dc:date>2024-12-10T04:17:00</dc:date>
    <meta:editing-duration>PT23M</meta:editing-duration>
    <meta:generator>LibreOffice/7.3.7.2$Linux_X86_64 LibreOffice_project/30$Build-2</meta:generator>
    <meta:document-statistic meta:table-count="0" meta:image-count="0" meta:object-count="0" meta:page-count="1" meta:paragraph-count="28" meta:word-count="420" meta:character-count="2210" meta:non-whitespace-character-count="1818"/>
    <meta:user-defined meta:name="AppVersion">16.0000</meta:user-defined>
    <meta:template xlink:type="simple" xlink:actuate="onRequest" xlink:title="Normal" xlink:href=""/>
  </office:meta>
</office:document-meta>
</file>